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5839E9026B39ED57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5cm" fo:min-width="1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1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2.2cm" svg:height="0.725cm" svg:x="7.6cm" svg:y="4.028cm">
            <draw:text-box>
              <text:p text:style-name="P1">Animal1</text:p>
            </draw:text-box>
          </draw:frame>
          <draw:frame draw:style-name="gr2" draw:text-style-name="P3" draw:layer="layout" svg:width="19.241cm" svg:height="12.928cm" svg:x="7.299cm" svg:y="4.659cm">
            <draw:image xlink:href="Pictures/1000000000000834000005839E9026B39ED5755D.png" xlink:type="simple" xlink:show="embed" xlink:actuate="onLoad" loext:mime-type="image/png">
              <text:p/>
            </draw:image>
          </draw:frame>
          <draw:custom-shape draw:style-name="gr3" draw:text-style-name="P4" draw:layer="layout" svg:width="14.6cm" svg:height="1.4cm" svg:x="6.9cm" svg:y="5.6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4.6cm" svg:height="1.4cm" svg:x="6.9cm" svg:y="7.0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4.6cm" svg:height="1.4cm" svg:x="6.9cm" svg:y="8.4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4.6cm" svg:height="1.5cm" svg:x="6.9cm" svg:y="9.8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4.6cm" svg:height="1.4cm" svg:x="6.9cm" svg:y="11.3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4.6cm" svg:height="1.4cm" svg:x="6.9cm" svg:y="12.72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.3cm" svg:height="0.962cm" svg:x="1.4cm" svg:y="5.828cm">
            <draw:text-box>
              <text:p>Highest - Dose 1</text:p>
            </draw:text-box>
          </draw:frame>
          <draw:frame draw:style-name="gr6" draw:text-style-name="P5" draw:layer="layout" svg:width="2.6cm" svg:height="1cm" svg:x="4.1cm" svg:y="7.228cm">
            <draw:text-box>
              <text:p>Dose 2</text:p>
            </draw:text-box>
          </draw:frame>
          <draw:frame draw:style-name="gr6" draw:text-style-name="P5" draw:layer="layout" svg:width="2.6cm" svg:height="1cm" svg:x="4.1cm" svg:y="8.628cm">
            <draw:text-box>
              <text:p>Dose 3</text:p>
            </draw:text-box>
          </draw:frame>
          <draw:frame draw:style-name="gr6" draw:text-style-name="P5" draw:layer="layout" svg:width="2.6cm" svg:height="1cm" svg:x="4.1cm" svg:y="10.128cm">
            <draw:text-box>
              <text:p>Dose 4</text:p>
            </draw:text-box>
          </draw:frame>
          <draw:frame draw:style-name="gr6" draw:text-style-name="P5" draw:layer="layout" svg:width="5.3cm" svg:height="1cm" svg:x="1.5cm" svg:y="11.528cm">
            <draw:text-box>
              <text:p>Lowest - Dose 5</text:p>
            </draw:text-box>
          </draw:frame>
          <draw:frame draw:style-name="gr6" draw:text-style-name="P5" draw:layer="layout" svg:width="4.7cm" svg:height="1cm" svg:x="1.9cm" svg:y="12.928cm">
            <draw:text-box>
              <text:p>Carrier Control</text:p>
            </draw:text-box>
          </draw:frame>
          <draw:frame draw:style-name="gr1" draw:text-style-name="P2" draw:layer="layout" svg:width="2.2cm" svg:height="0.725cm" svg:x="9.6cm" svg:y="4.003cm">
            <draw:text-box>
              <text:p text:style-name="P1">Animal2</text:p>
            </draw:text-box>
          </draw:frame>
          <draw:frame draw:style-name="gr1" draw:text-style-name="P2" draw:layer="layout" svg:width="2.2cm" svg:height="0.725cm" svg:x="11.629cm" svg:y="4.014cm">
            <draw:text-box>
              <text:p text:style-name="P1">Animal3</text:p>
            </draw:text-box>
          </draw:frame>
          <draw:frame draw:style-name="gr1" draw:text-style-name="P2" draw:layer="layout" svg:width="2.2cm" svg:height="0.725cm" svg:x="13.8cm" svg:y="4.003cm">
            <draw:text-box>
              <text:p text:style-name="P1">...</text:p>
            </draw:text-box>
          </draw:frame>
          <draw:line draw:style-name="gr7" draw:text-style-name="P6" draw:layer="layout" svg:x1="8.5cm" svg:y1="4.628cm" svg:x2="9.1cm" svg:y2="6.128cm">
            <text:p/>
          </draw:line>
          <draw:line draw:style-name="gr7" draw:text-style-name="P6" draw:layer="layout" svg:x1="10.6cm" svg:y1="4.628cm" svg:x2="10.7cm" svg:y2="6.228cm">
            <text:p/>
          </draw:line>
          <draw:line draw:style-name="gr7" draw:text-style-name="P6" draw:layer="layout" svg:x1="12.7cm" svg:y1="4.628cm" svg:x2="12.1cm" svg:y2="6.228cm">
            <text:p/>
          </draw:line>
          <draw:frame draw:style-name="gr8" draw:text-style-name="P2" draw:layer="layout" svg:width="0.7cm" svg:height="0.725cm" svg:x="8.8cm" svg:y="6cm">
            <draw:text-box>
              <text:p text:style-name="P1">A</text:p>
            </draw:text-box>
          </draw:frame>
          <draw:frame draw:style-name="gr8" draw:text-style-name="P2" draw:layer="layout" svg:width="0.7cm" svg:height="0.725cm" svg:x="10.2cm" svg:y="6cm">
            <draw:text-box>
              <text:p text:style-name="P1">A</text:p>
            </draw:text-box>
          </draw:frame>
          <draw:frame draw:style-name="gr8" draw:text-style-name="P2" draw:layer="layout" svg:width="0.7cm" svg:height="0.725cm" svg:x="11.7cm" svg:y="6cm">
            <draw:text-box>
              <text:p text:style-name="P1">A</text:p>
            </draw:text-box>
          </draw:frame>
          <draw:frame draw:style-name="gr8" draw:text-style-name="P2" draw:layer="layout" svg:width="0.7cm" svg:height="0.725cm" svg:x="13.1cm" svg:y="5.975cm">
            <draw:text-box>
              <text:p text:style-name="P1">B</text:p>
            </draw:text-box>
          </draw:frame>
          <draw:frame draw:style-name="gr8" draw:text-style-name="P2" draw:layer="layout" svg:width="0.7cm" svg:height="0.725cm" svg:x="14.6cm" svg:y="5.975cm">
            <draw:text-box>
              <text:p text:style-name="P1">B</text:p>
            </draw:text-box>
          </draw:frame>
          <draw:frame draw:style-name="gr8" draw:text-style-name="P2" draw:layer="layout" svg:width="0.7cm" svg:height="0.725cm" svg:x="16cm" svg:y="5.975cm">
            <draw:text-box>
              <text:p text:style-name="P1">B</text:p>
            </draw:text-box>
          </draw:frame>
          <draw:frame draw:style-name="gr8" draw:text-style-name="P2" draw:layer="layout" svg:width="0.7cm" svg:height="0.725cm" svg:x="17.5cm" svg:y="5.975cm">
            <draw:text-box>
              <text:p text:style-name="P1">C</text:p>
            </draw:text-box>
          </draw:frame>
          <draw:frame draw:style-name="gr8" draw:text-style-name="P2" draw:layer="layout" svg:width="0.7cm" svg:height="0.725cm" svg:x="19cm" svg:y="5.975cm">
            <draw:text-box>
              <text:p text:style-name="P1">C</text:p>
            </draw:text-box>
          </draw:frame>
          <draw:frame draw:style-name="gr8" draw:text-style-name="P2" draw:layer="layout" svg:width="0.7cm" svg:height="0.725cm" svg:x="20.4cm" svg:y="5.975cm">
            <draw:text-box>
              <text:p text:style-name="P1">C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3:49:10.068653876</meta:creation-date>
    <dc:date>2022-04-20T15:08:43.302012479</dc:date>
    <meta:editing-duration>PT49M12S</meta:editing-duration>
    <meta:editing-cycles>2</meta:editing-cycles>
    <meta:generator>LibreOffice/6.4.7.2$Linux_X86_64 LibreOffice_project/40$Build-2</meta:generator>
    <meta:document-statistic meta:object-count="30"/>
  </office:meta>
</office:document-meta>
</file>